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6.2988in" svg:height="3.5429in" svg:x="3.9114in" svg:y="2.5114in">
            <draw:object draw:notify-on-update-of-ranges="Лист1.J2:Лист1.J13 Лист1.K2:Лист1.K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in" svg:height="3.5386in" svg:x="9.3331in" svg:y="2.4551in">
            <draw:object draw:notify-on-update-of-ranges="Лист1.J2:Лист1.J13 Лист1.R2:Лист1.S13 Лист1.J2:Лист1.J13 Лист1.S2:Лист1.S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max curr 1.17 A</text:p>
          </table:table-cell>
          <table:table-cell office:value-type="string" calcext:value-type="string">
            <text:p>max_curr 3.1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mVb</text:p>
          </table:table-cell>
          <table:table-cell/>
          <table:table-cell office:value-type="string" calcext:value-type="string">
            <text:p>погрешность весов 0.1 mg</text:p>
          </table:table-cell>
          <table:table-cell table:number-columns-repeated="5"/>
          <table:table-cell office:value-type="string" calcext:value-type="string">
            <text:p>Cu</text:p>
          </table:table-cell>
          <table:table-cell table:number-columns-repeated="4"/>
          <table:table-cell office:value-type="string" calcext:value-type="string">
            <text:p>Al</text:p>
          </table:table-cell>
          <table:table-cell table:number-columns-repeated="4"/>
          <table:table-cell office:value-type="string" calcext:value-type="string">
            <text:p>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_N = 72 см^2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3.405" calcext:value-type="float">
            <text:p>83.405</text:p>
          </table:table-cell>
          <table:table-cell/>
          <table:table-cell table:formula="of:=[.M2]-[.K2]" office:value-type="float" office:value="83.405" calcext:value-type="float">
            <text:p>83.405</text:p>
          </table:table-cell>
          <table:table-cell table:number-columns-repeated="2"/>
          <table:table-cell office:value-type="float" office:value="25.344" calcext:value-type="float">
            <text:p>25.344</text:p>
          </table:table-cell>
          <table:table-cell office:value-type="float" office:value="25.342" calcext:value-type="float">
            <text:p>25.342</text:p>
          </table:table-cell>
          <table:table-cell table:formula="of:=[.R2]-[.K2]" office:value-type="float" office:value="25.344" calcext:value-type="float">
            <text:p>25.344</text:p>
          </table:table-cell>
          <table:table-cell table:formula="of:=[.S2]-[.K2]" office:value-type="float" office:value="25.342" calcext:value-type="float">
            <text:p>25.342</text:p>
          </table:table-cell>
          <table:table-cell/>
          <table:table-cell table:number-columns-repeated="2" office:value-type="float" office:value="11.146" calcext:value-type="float">
            <text:p>11.146</text:p>
          </table:table-cell>
          <table:table-cell table:formula="of:=[.W2]-[.K2]" office:value-type="float" office:value="11.146" calcext:value-type="float">
            <text:p>11.146</text:p>
          </table:table-cell>
        </table:table-row>
        <table:table-row table:style-name="ro1">
          <table:table-cell office:value-type="string" calcext:value-type="string">
            <text:p>остаточное поле 1 дел = 0.1 mVb</text:p>
          </table:table-cell>
          <table:table-cell table:number-columns-repeated="2"/>
          <table:table-cell office:value-type="float" office:value="0.35" calcext:value-type="float">
            <text:p>0.35</text:p>
          </table:table-cell>
          <table:table-cell office:value-type="float" office:value="1.8" calcext:value-type="float">
            <text:p>1.8</text:p>
          </table:table-cell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/>
          <table:table-cell table:formula="of:=83.405" office:value-type="float" office:value="83.405" calcext:value-type="float">
            <text:p>83.405</text:p>
          </table:table-cell>
          <table:table-cell office:value-type="float" office:value="83.407" calcext:value-type="float">
            <text:p>83.407</text:p>
          </table:table-cell>
          <table:table-cell table:formula="of:=[.M3]-[.K3]" office:value-type="float" office:value="83.005" calcext:value-type="float">
            <text:p>83.005</text:p>
          </table:table-cell>
          <table:table-cell table:formula="of:=[.N3]-[.K3]" office:value-type="float" office:value="83.007" calcext:value-type="float">
            <text:p>83.007</text:p>
          </table:table-cell>
          <table:table-cell/>
          <table:table-cell table:number-columns-repeated="2" office:value-type="float" office:value="25.344" calcext:value-type="float">
            <text:p>25.344</text:p>
          </table:table-cell>
          <table:table-cell table:formula="of:=[.R3]-[.K3]" office:value-type="float" office:value="24.944" calcext:value-type="float">
            <text:p>24.944</text:p>
          </table:table-cell>
          <table:table-cell table:formula="of:=[.S3]-[.K3]" office:value-type="float" office:value="24.944" calcext:value-type="float">
            <text:p>24.944</text:p>
          </table:table-cell>
          <table:table-cell/>
          <table:table-cell table:number-columns-repeated="2" office:value-type="float" office:value="11.452" calcext:value-type="float">
            <text:p>11.452</text:p>
          </table:table-cell>
          <table:table-cell table:formula="of:=[.W3]-[.K3]" office:value-type="float" office:value="11.052" calcext:value-type="float">
            <text:p>11.052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2.9" calcext:value-type="float">
            <text:p>2.9</text:p>
          </table:table-cell>
          <table:table-cell table:number-columns-repeated="4"/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/>
          <table:table-cell table:formula="of:=83.406" office:value-type="float" office:value="83.406" calcext:value-type="float">
            <text:p>83.406</text:p>
          </table:table-cell>
          <table:table-cell office:value-type="float" office:value="83.407" calcext:value-type="float">
            <text:p>83.407</text:p>
          </table:table-cell>
          <table:table-cell table:formula="of:=[.M4]-[.K4]" office:value-type="float" office:value="82.706" calcext:value-type="float">
            <text:p>82.706</text:p>
          </table:table-cell>
          <table:table-cell table:formula="of:=[.N4]-[.K4]" office:value-type="float" office:value="82.707" calcext:value-type="float">
            <text:p>82.707</text:p>
          </table:table-cell>
          <table:table-cell table:number-columns-repeated="8"/>
          <table:table-cell table:formula="of:=[.W4]-[.K4]" office:value-type="float" office:value="-0.7" calcext:value-type="float">
            <text:p>-0.7</text:p>
          </table:table-cell>
        </table:table-row>
        <table:table-row table:style-name="ro1">
          <table:table-cell table:number-columns-repeated="3"/>
          <table:table-cell office:value-type="float" office:value="0.65" calcext:value-type="float">
            <text:p>0.65</text:p>
          </table:table-cell>
          <table:table-cell office:value-type="float" office:value="3.65" calcext:value-type="float">
            <text:p>3.65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.406" calcext:value-type="float">
            <text:p>83.406</text:p>
          </table:table-cell>
          <table:table-cell office:value-type="float" office:value="83.407" calcext:value-type="float">
            <text:p>83.407</text:p>
          </table:table-cell>
          <table:table-cell table:formula="of:=[.M5]-[.K5]" office:value-type="float" office:value="82.406" calcext:value-type="float">
            <text:p>82.406</text:p>
          </table:table-cell>
          <table:table-cell table:formula="of:=[.N5]-[.K5]" office:value-type="float" office:value="82.407" calcext:value-type="float">
            <text:p>82.407</text:p>
          </table:table-cell>
          <table:table-cell/>
          <table:table-cell office:value-type="float" office:value="25.345" calcext:value-type="float">
            <text:p>25.345</text:p>
          </table:table-cell>
          <table:table-cell office:value-type="float" office:value="25.344" calcext:value-type="float">
            <text:p>25.344</text:p>
          </table:table-cell>
          <table:table-cell table:formula="of:=[.R5]-[.K5]" office:value-type="float" office:value="24.345" calcext:value-type="float">
            <text:p>24.345</text:p>
          </table:table-cell>
          <table:table-cell table:formula="of:=[.S5]-[.K5]" office:value-type="float" office:value="24.344" calcext:value-type="float">
            <text:p>24.344</text:p>
          </table:table-cell>
          <table:table-cell/>
          <table:table-cell office:value-type="float" office:value="11.464" calcext:value-type="float">
            <text:p>11.464</text:p>
          </table:table-cell>
          <table:table-cell office:value-type="float" office:value="11.465" calcext:value-type="float">
            <text:p>11.465</text:p>
          </table:table-cell>
          <table:table-cell table:formula="of:=[.W5]-[.K5]" office:value-type="float" office:value="10.464" calcext:value-type="float">
            <text:p>10.464</text:p>
          </table:table-cell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4.8" calcext:value-type="float">
            <text:p>4.8</text:p>
          </table:table-cell>
          <table:table-cell table:number-columns-repeated="4"/>
          <table:table-cell office:value-type="float" office:value="0.65" calcext:value-type="float">
            <text:p>0.65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83.406" calcext:value-type="float">
            <text:p>83.406</text:p>
          </table:table-cell>
          <table:table-cell/>
          <table:table-cell table:formula="of:=[.M6]-[.K6]" office:value-type="float" office:value="81.906" calcext:value-type="float">
            <text:p>81.906</text:p>
          </table:table-cell>
          <table:table-cell table:number-columns-repeated="9"/>
          <table:table-cell table:formula="of:=[.W6]-[.K6]" office:value-type="float" office:value="-1.5" calcext:value-type="float">
            <text:p>-1.5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table:number-columns-repeated="4"/>
          <table:table-cell office:value-type="float" office:value="0.8" calcext:value-type="float">
            <text:p>0.8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83.406" calcext:value-type="float">
            <text:p>83.406</text:p>
          </table:table-cell>
          <table:table-cell/>
          <table:table-cell table:formula="of:=[.M7]-[.K7]" office:value-type="float" office:value="81.506" calcext:value-type="float">
            <text:p>81.506</text:p>
          </table:table-cell>
          <table:table-cell table:number-columns-repeated="2"/>
          <table:table-cell office:value-type="float" office:value="25.347" calcext:value-type="float">
            <text:p>25.347</text:p>
          </table:table-cell>
          <table:table-cell office:value-type="float" office:value="25.35" calcext:value-type="float">
            <text:p>25.35</text:p>
          </table:table-cell>
          <table:table-cell table:formula="of:=[.R7]-[.K7]" office:value-type="float" office:value="23.447" calcext:value-type="float">
            <text:p>23.447</text:p>
          </table:table-cell>
          <table:table-cell table:formula="of:=[.S7]-[.K7]" office:value-type="float" office:value="23.45" calcext:value-type="float">
            <text:p>23.45</text:p>
          </table:table-cell>
          <table:table-cell/>
          <table:table-cell office:value-type="float" office:value="11.476" calcext:value-type="float">
            <text:p>11.476</text:p>
          </table:table-cell>
          <table:table-cell office:value-type="float" office:value="11.477" calcext:value-type="float">
            <text:p>11.477</text:p>
          </table:table-cell>
          <table:table-cell table:formula="of:=[.W7]-[.K7]" office:value-type="float" office:value="9.576" calcext:value-type="float">
            <text:p>9.576</text:p>
          </table:table-cell>
        </table:table-row>
        <table:table-row table:style-name="ro1">
          <table:table-cell table:number-columns-repeated="3"/>
          <table:table-cell office:value-type="float" office:value="1.15" calcext:value-type="float">
            <text:p>1.15</text:p>
          </table:table-cell>
          <table:table-cell office:value-type="float" office:value="7.75" calcext:value-type="float">
            <text:p>7.7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83.406" calcext:value-type="float">
            <text:p>83.406</text:p>
          </table:table-cell>
          <table:table-cell office:value-type="float" office:value="83.405" calcext:value-type="float">
            <text:p>83.405</text:p>
          </table:table-cell>
          <table:table-cell table:formula="of:=[.M8]-[.K8]" office:value-type="float" office:value="81.206" calcext:value-type="float">
            <text:p>81.206</text:p>
          </table:table-cell>
          <table:table-cell table:formula="of:=[.N8]-[.K8]" office:value-type="float" office:value="81.205" calcext:value-type="float">
            <text:p>81.205</text:p>
          </table:table-cell>
          <table:table-cell table:number-columns-repeated="8"/>
          <table:table-cell table:formula="of:=[.W8]-[.K8]" office:value-type="float" office:value="-2.2" calcext:value-type="float">
            <text:p>-2.2</text:p>
          </table:table-cell>
        </table:table-row>
        <table:table-row table:style-name="ro1">
          <table:table-cell table:number-columns-repeated="9"/>
          <table:table-cell office:value-type="float" office:value="1.15" calcext:value-type="float">
            <text:p>1.15</text:p>
          </table:table-cell>
          <table:table-cell office:value-type="float" office:value="2.6" calcext:value-type="float">
            <text:p>2.6</text:p>
          </table:table-cell>
          <table:table-cell table:number-columns-repeated="6"/>
          <table:table-cell office:value-type="float" office:value="25.351" calcext:value-type="float">
            <text:p>25.351</text:p>
          </table:table-cell>
          <table:table-cell office:value-type="float" office:value="25.352" calcext:value-type="float">
            <text:p>25.352</text:p>
          </table:table-cell>
          <table:table-cell table:formula="of:=[.R9]-[.K9]" office:value-type="float" office:value="22.751" calcext:value-type="float">
            <text:p>22.751</text:p>
          </table:table-cell>
          <table:table-cell table:formula="of:=[.S9]-[.K9]" office:value-type="float" office:value="22.752" calcext:value-type="float">
            <text:p>22.752</text:p>
          </table:table-cell>
          <table:table-cell/>
          <table:table-cell office:value-type="float" office:value="11.486" calcext:value-type="float">
            <text:p>11.486</text:p>
          </table:table-cell>
          <table:table-cell office:value-type="float" office:value="11.485" calcext:value-type="float">
            <text:p>11.485</text:p>
          </table:table-cell>
          <table:table-cell table:formula="of:=[.W9]-[.K9]" office:value-type="float" office:value="8.886" calcext:value-type="float">
            <text:p>8.886</text:p>
          </table:table-cell>
        </table:table-row>
        <table:table-row table:style-name="ro1">
          <table:table-cell table:number-columns-repeated="9"/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/>
          <table:table-cell table:number-columns-repeated="2" office:value-type="float" office:value="83.402" calcext:value-type="float">
            <text:p>83.402</text:p>
          </table:table-cell>
          <table:table-cell table:formula="of:=[.M10]-[.K10]" office:value-type="float" office:value="80.002" calcext:value-type="float">
            <text:p>80.002</text:p>
          </table:table-cell>
          <table:table-cell table:formula="of:=[.N10]-[.K10]" office:value-type="float" office:value="80.002" calcext:value-type="float">
            <text:p>80.002</text:p>
          </table:table-cell>
          <table:table-cell/>
          <table:table-cell office:value-type="float" office:value="25.357" calcext:value-type="float">
            <text:p>25.357</text:p>
          </table:table-cell>
          <table:table-cell office:value-type="float" office:value="25.358" calcext:value-type="float">
            <text:p>25.358</text:p>
          </table:table-cell>
          <table:table-cell table:formula="of:=[.R10]-[.K10]" office:value-type="float" office:value="21.957" calcext:value-type="float">
            <text:p>21.957</text:p>
          </table:table-cell>
          <table:table-cell table:formula="of:=[.S10]-[.K10]" office:value-type="float" office:value="21.958" calcext:value-type="float">
            <text:p>21.958</text:p>
          </table:table-cell>
          <table:table-cell/>
          <table:table-cell office:value-type="float" office:value="11.491" calcext:value-type="float">
            <text:p>11.491</text:p>
          </table:table-cell>
          <table:table-cell office:value-type="float" office:value="11.49" calcext:value-type="float">
            <text:p>11.49</text:p>
          </table:table-cell>
          <table:table-cell table:formula="of:=[.W10]-[.K10]" office:value-type="float" office:value="8.091" calcext:value-type="float">
            <text:p>8.091</text:p>
          </table:table-cell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/>
          <table:table-cell table:number-columns-repeated="2" office:value-type="float" office:value="83.397" calcext:value-type="float">
            <text:p>83.397</text:p>
          </table:table-cell>
          <table:table-cell table:formula="of:=[.M11]-[.K11]" office:value-type="float" office:value="78.897" calcext:value-type="float">
            <text:p>78.897</text:p>
          </table:table-cell>
          <table:table-cell table:formula="of:=[.N11]-[.K11]" office:value-type="float" office:value="78.897" calcext:value-type="float">
            <text:p>78.897</text:p>
          </table:table-cell>
          <table:table-cell/>
          <table:table-cell office:value-type="float" office:value="25.367" calcext:value-type="float">
            <text:p>25.367</text:p>
          </table:table-cell>
          <table:table-cell office:value-type="float" office:value="25.368" calcext:value-type="float">
            <text:p>25.368</text:p>
          </table:table-cell>
          <table:table-cell table:formula="of:=[.R11]-[.K11]" office:value-type="float" office:value="20.867" calcext:value-type="float">
            <text:p>20.867</text:p>
          </table:table-cell>
          <table:table-cell table:formula="of:=[.S11]-[.K11]" office:value-type="float" office:value="20.868" calcext:value-type="float">
            <text:p>20.868</text:p>
          </table:table-cell>
          <table:table-cell/>
          <table:table-cell office:value-type="float" office:value="11.488" calcext:value-type="float">
            <text:p>11.488</text:p>
          </table:table-cell>
          <table:table-cell office:value-type="float" office:value="11.485" calcext:value-type="float">
            <text:p>11.485</text:p>
          </table:table-cell>
          <table:table-cell table:formula="of:=[.W11]-[.K11]" office:value-type="float" office:value="6.988" calcext:value-type="float">
            <text:p>6.988</text:p>
          </table:table-cell>
        </table:table-row>
        <table:table-row table:style-name="ro1">
          <table:table-cell table:number-columns-repeated="9"/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83.392" calcext:value-type="float">
            <text:p>83.392</text:p>
          </table:table-cell>
          <table:table-cell office:value-type="float" office:value="83.391" calcext:value-type="float">
            <text:p>83.391</text:p>
          </table:table-cell>
          <table:table-cell table:formula="of:=[.M12]-[.K12]" office:value-type="float" office:value="77.792" calcext:value-type="float">
            <text:p>77.792</text:p>
          </table:table-cell>
          <table:table-cell table:formula="of:=[.N12]-[.K12]" office:value-type="float" office:value="77.791" calcext:value-type="float">
            <text:p>77.791</text:p>
          </table:table-cell>
          <table:table-cell/>
          <table:table-cell office:value-type="float" office:value="25.378" calcext:value-type="float">
            <text:p>25.378</text:p>
          </table:table-cell>
          <table:table-cell office:value-type="float" office:value="25.379" calcext:value-type="float">
            <text:p>25.379</text:p>
          </table:table-cell>
          <table:table-cell table:formula="of:=[.R12]-[.K12]" office:value-type="float" office:value="19.778" calcext:value-type="float">
            <text:p>19.778</text:p>
          </table:table-cell>
          <table:table-cell table:formula="of:=[.S12]-[.K12]" office:value-type="float" office:value="19.779" calcext:value-type="float">
            <text:p>19.779</text:p>
          </table:table-cell>
          <table:table-cell/>
          <table:table-cell office:value-type="float" office:value="11.475" calcext:value-type="float">
            <text:p>11.475</text:p>
          </table:table-cell>
          <table:table-cell office:value-type="float" office:value="11.472" calcext:value-type="float">
            <text:p>11.472</text:p>
          </table:table-cell>
          <table:table-cell table:formula="of:=[.W12]-[.K12]" office:value-type="float" office:value="5.875" calcext:value-type="float">
            <text:p>5.875</text:p>
          </table:table-cell>
        </table:table-row>
        <table:table-row table:style-name="ro1">
          <table:table-cell table:number-columns-repeated="9"/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83.387" calcext:value-type="float">
            <text:p>83.387</text:p>
          </table:table-cell>
          <table:table-cell/>
          <table:table-cell table:formula="of:=[.M13]-[.K13]" office:value-type="float" office:value="76.887" calcext:value-type="float">
            <text:p>76.887</text:p>
          </table:table-cell>
          <table:table-cell table:number-columns-repeated="2"/>
          <table:table-cell office:value-type="float" office:value="25.388" calcext:value-type="float">
            <text:p>25.388</text:p>
          </table:table-cell>
          <table:table-cell/>
          <table:table-cell table:formula="of:=[.R13]-[.K13]" office:value-type="float" office:value="18.888" calcext:value-type="float">
            <text:p>18.888</text:p>
          </table:table-cell>
          <table:table-cell table:number-columns-repeated="2"/>
          <table:table-cell office:value-type="float" office:value="11.454" calcext:value-type="float">
            <text:p>11.454</text:p>
          </table:table-cell>
          <table:table-cell/>
          <table:table-cell table:formula="of:=[.W13]-[.K13]" office:value-type="float" office:value="4.954" calcext:value-type="float">
            <text:p>4.9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/00/0000</text:date>, <text:time style:data-style-name="N2" text:time-value="20:17:44.67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0T09:06:39.526000000</meta:creation-date>
    <dc:date>2021-10-27T12:03:40.162000000</dc:date>
    <meta:editing-duration>PT14H37M10S</meta:editing-duration>
    <meta:editing-cycles>2</meta:editing-cycles>
    <meta:generator>LibreOffice/7.1.0.3$Windows_X86_64 LibreOffice_project/f6099ecf3d29644b5008cc8f48f42f4a40986e4c</meta:generator>
    <meta:document-statistic meta:table-count="1" meta:cell-count="147" meta:object-count="2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7cm" svg:y="4.198cm" style:legend-expansion="high" chart:style-name="ch2"/>
        <chart:plot-area chart:style-name="ch3" table:cell-range-address="Лист1.J2:Лист1.K13" svg:x="0.936cm" svg:y="0.588cm" svg:width="12.826cm" svg:height="8.639cm">
          <chart:coordinate-region svg:x="1.378cm" svg:y="0.79cm" svg:width="12.139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K2:Лист1.K13" chart:class="chart:scatter">
            <chart:domain table:cell-range-address="Лист1.J2:Лист1.J13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J2:Лист1.J13</svg:desc>
                </draw:g>
              </table:table-cell>
              <table:table-cell office:value-type="float" office:value="0">
                <text:p>0</text:p>
                <draw:g>
                  <svg:desc>Лист1.K2:Лист1.K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">
                <text:p>1.1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89cm" xlink:href=".." xlink:type="simple" chart:class="chart:scatter" chart:style-name="ch1">
        <chart:legend chart:legend-position="end" svg:x="13.444cm" svg:y="3.94cm" style:legend-expansion="high" chart:style-name="ch2"/>
        <chart:plot-area chart:style-name="ch3" table:cell-range-address="Лист1.J2:Лист1.J13 Лист1.R2:Лист1.S13" chart:data-source-has-labels="row" svg:x="0.319cm" svg:y="0.179cm" svg:width="12.806cm" svg:height="8.631cm">
          <chart:coordinate-region svg:x="1.438cm" svg:y="0.381cm" svg:width="11.442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R2:Лист1.S13" chart:class="chart:scatter">
            <chart:domain table:cell-range-address="Лист1.J2:Лист1.J13"/>
            <chart:data-point chart:repeated="24"/>
          </chart:series>
          <chart:series chart:style-name="ch8" chart:values-cell-range-address="Лист1.S2:Лист1.S13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J</text:p>
              </table:table-cell>
              <table:table-cell office:value-type="string">
                <text:p>Столбец R Столбец S</text:p>
              </table:table-cell>
              <table:table-cell office:value-type="string">
                <text:p>Столбец 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J2:Лист1.J13</svg:desc>
                </draw:g>
              </table:table-cell>
              <table:table-cell office:value-type="float" office:value="25.344">
                <text:p>25.344</text:p>
                <draw:g>
                  <svg:desc>Лист1.R2:Лист1.S13</svg:desc>
                </draw:g>
              </table:table-cell>
              <table:table-cell office:value-type="float" office:value="25.342">
                <text:p>25.342</text:p>
                <draw:g>
                  <svg:desc>Лист1.S2:Лист1.S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">
                <text:p>0.2</text:p>
              </table:table-cell>
              <table:table-cell office:value-type="float" office:value="25.344">
                <text:p>25.344</text:p>
              </table:table-cell>
              <table:table-cell office:value-type="float" office:value="25.344">
                <text:p>25.3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5">
                <text:p>0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5.345">
                <text:p>25.345</text:p>
              </table:table-cell>
              <table:table-cell office:value-type="float" office:value="25.344">
                <text:p>25.3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5">
                <text:p>0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">
                <text:p>0.8</text:p>
              </table:table-cell>
              <table:table-cell office:value-type="float" office:value="25.347">
                <text:p>25.347</text:p>
              </table:table-cell>
              <table:table-cell office:value-type="float" office:value="25.35">
                <text:p>25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5">
                <text:p>1.15</text:p>
              </table:table-cell>
              <table:table-cell office:value-type="float" office:value="25.351">
                <text:p>25.351</text:p>
              </table:table-cell>
              <table:table-cell office:value-type="float" office:value="25.352">
                <text:p>25.3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25.357">
                <text:p>25.357</text:p>
              </table:table-cell>
              <table:table-cell office:value-type="float" office:value="25.358">
                <text:p>25.35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5.367">
                <text:p>25.367</text:p>
              </table:table-cell>
              <table:table-cell office:value-type="float" office:value="25.368">
                <text:p>25.3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25.378">
                <text:p>25.378</text:p>
              </table:table-cell>
              <table:table-cell office:value-type="float" office:value="25.379">
                <text:p>25.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25.388">
                <text:p>25.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342">
                <text:p>25.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344">
                <text:p>25.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344">
                <text:p>25.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35">
                <text:p>25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352">
                <text:p>25.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358">
                <text:p>25.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368">
                <text:p>25.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25.379">
                <text:p>25.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0.3$Windows_X86_64 LibreOffice_project/f6099ecf3d29644b5008cc8f48f42f4a40986e4c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